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13/12/21</text:p>
          </table:table-cell>
          <table:table-cell table:style-name="ce2" table:number-columns-repeated="12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2">
          <table:table-cell table:style-name="ce88" office:value-type="string" calcext:value-type="string">
            <text:p>a</text:p>
          </table:table-cell>
          <table:table-cell table:number-columns-repeated="3" table:style-name="ce88" office:value-type="string" calcext:value-type="string">
            <text:p>373+YFP+YC003</text:p>
          </table:table-cell>
          <table:table-cell table:number-columns-repeated="3" table:style-name="ce88" office:value-type="string" calcext:value-type="string">
            <text:p>373+32+113+IAA+YC003</text:p>
          </table:table-cell>
          <table:table-cell table:style-name="ce88" office:value-type="string" calcext:value-type="string">
            <text:p>373+351+YC003</text:p>
          </table:table-cell>
          <table:table-cell office:value-type="string" calcext:value-type="string">
            <text:p>373+351+YC003</text:p>
          </table:table-cell>
          <table:table-cell table:style-name="ce88" office:value-type="string" calcext:value-type="string">
            <text:p>373+351+YC003</text:p>
          </table:table-cell>
          <table:table-cell table:number-columns-repeated="3" table:style-name="ce88" office:value-type="string" calcext:value-type="string">
            <text:p>25+YFP+YC003</text:p>
          </table:table-cell>
          <table:table-cell table:number-columns-repeated="6"/>
          <table:table-cell table:style-name="ce88"/>
          <table:table-cell table:number-columns-repeated="10"/>
        </table:table-row>
        <table:table-row table:style-name="ro2">
          <table:table-cell table:style-name="ce88" office:value-type="string" calcext:value-type="string">
            <text:p>b</text:p>
          </table:table-cell>
          <table:table-cell table:number-columns-repeated="3" table:style-name="ce88" office:value-type="string" calcext:value-type="string">
            <text:p>373+YFP+34</text:p>
          </table:table-cell>
          <table:table-cell table:number-columns-repeated="3" table:style-name="ce88" office:value-type="string" calcext:value-type="string">
            <text:p>373+32+113+IAA+YC003</text:p>
          </table:table-cell>
          <table:table-cell table:style-name="ce88" office:value-type="string" calcext:value-type="string">
            <text:p>373+OZ0151+YC003</text:p>
          </table:table-cell>
          <table:table-cell office:value-type="string" calcext:value-type="string">
            <text:p>373+OZ0151+YC003</text:p>
          </table:table-cell>
          <table:table-cell table:style-name="ce88" office:value-type="string" calcext:value-type="string">
            <text:p>373+OZ0151+YC003</text:p>
          </table:table-cell>
          <table:table-cell table:number-columns-repeated="3" table:style-name="ce88" office:value-type="string" calcext:value-type="string">
            <text:p>25+YFP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c</text:p>
          </table:table-cell>
          <table:table-cell table:number-columns-repeated="3" table:style-name="ce88" office:value-type="string" calcext:value-type="string">
            <text:p>373+YFP+YC003</text:p>
          </table:table-cell>
          <table:table-cell table:number-columns-repeated="3" table:style-name="ce88" office:value-type="string" calcext:value-type="string">
            <text:p>373+27+YC003</text:p>
          </table:table-cell>
          <table:table-cell table:style-name="ce88" office:value-type="string" calcext:value-type="string">
            <text:p>22+YFP+YC003</text:p>
          </table:table-cell>
          <table:table-cell office:value-type="string" calcext:value-type="string">
            <text:p>22+YFP+YC003</text:p>
          </table:table-cell>
          <table:table-cell table:style-name="ce88" office:value-type="string" calcext:value-type="string">
            <text:p>22+YFP+YC003</text:p>
          </table:table-cell>
          <table:table-cell table:number-columns-repeated="3" table:style-name="ce88" office:value-type="string" calcext:value-type="string">
            <text:p>25+351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number-columns-repeated="3" table:style-name="ce88" office:value-type="string" calcext:value-type="string">
            <text:p>373+30+YC003</text:p>
          </table:table-cell>
          <table:table-cell table:number-columns-repeated="3" table:style-name="ce88" office:value-type="string" calcext:value-type="string">
            <text:p>373+29+34</text:p>
          </table:table-cell>
          <table:table-cell table:style-name="ce88" office:value-type="string" calcext:value-type="string">
            <text:p>22+YFP+34</text:p>
          </table:table-cell>
          <table:table-cell office:value-type="string" calcext:value-type="string">
            <text:p>22+YFP+34</text:p>
          </table:table-cell>
          <table:table-cell table:style-name="ce88" office:value-type="string" calcext:value-type="string">
            <text:p>22+YFP+34</text:p>
          </table:table-cell>
          <table:table-cell table:number-columns-repeated="3" table:style-name="ce88" office:value-type="string" calcext:value-type="string">
            <text:p>25+OZ0151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e</text:p>
          </table:table-cell>
          <table:table-cell table:number-columns-repeated="3" table:style-name="ce88" office:value-type="string" calcext:value-type="string">
            <text:p>373+32+IAA+YC003</text:p>
          </table:table-cell>
          <table:table-cell table:number-columns-repeated="3" table:style-name="ce88" office:value-type="string" calcext:value-type="string">
            <text:p>373+31+34</text:p>
          </table:table-cell>
          <table:table-cell table:style-name="ce88" office:value-type="string" calcext:value-type="string">
            <text:p>22+27+YC003</text:p>
          </table:table-cell>
          <table:table-cell office:value-type="string" calcext:value-type="string">
            <text:p>22+27+YC003</text:p>
          </table:table-cell>
          <table:table-cell table:style-name="ce88" office:value-type="string" calcext:value-type="string">
            <text:p>22+27+YC003</text:p>
          </table:table-cell>
          <table:table-cell table:number-columns-repeated="3" table:style-name="ce88" office:value-type="string" calcext:value-type="string">
            <text:p>25+27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f</text:p>
          </table:table-cell>
          <table:table-cell table:number-columns-repeated="3" table:style-name="ce88" office:value-type="string" calcext:value-type="string">
            <text:p>373+32+IAA+YC003</text:p>
          </table:table-cell>
          <table:table-cell table:number-columns-repeated="3" table:style-name="ce88" office:value-type="string" calcext:value-type="string">
            <text:p>373+33+YC003</text:p>
          </table:table-cell>
          <table:table-cell table:style-name="ce88" office:value-type="string" calcext:value-type="string">
            <text:p>22+29+34</text:p>
          </table:table-cell>
          <table:table-cell office:value-type="string" calcext:value-type="string">
            <text:p>22+29+34</text:p>
          </table:table-cell>
          <table:table-cell table:style-name="ce88" office:value-type="string" calcext:value-type="string">
            <text:p>22+29+34</text:p>
          </table:table-cell>
          <table:table-cell table:number-columns-repeated="3" table:style-name="ce88" office:value-type="string" calcext:value-type="string">
            <text:p>25+29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g</text:p>
          </table:table-cell>
          <table:table-cell table:number-columns-repeated="3" table:style-name="ce88" office:value-type="string" calcext:value-type="string">
            <text:p>373+113+IAA+YC003</text:p>
          </table:table-cell>
          <table:table-cell table:number-columns-repeated="3" table:style-name="ce88" office:value-type="string" calcext:value-type="string">
            <text:p>373+348+YC003</text:p>
          </table:table-cell>
          <table:table-cell table:style-name="ce88" office:value-type="string" calcext:value-type="string">
            <text:p>22+351+YC003</text:p>
          </table:table-cell>
          <table:table-cell office:value-type="string" calcext:value-type="string">
            <text:p>22+351+YC003</text:p>
          </table:table-cell>
          <table:table-cell table:style-name="ce88" office:value-type="string" calcext:value-type="string">
            <text:p>22+351+YC003</text:p>
          </table:table-cell>
          <table:table-cell table:number-columns-repeated="3" table:style-name="ce88" office:value-type="string" calcext:value-type="string">
            <text:p>b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h</text:p>
          </table:table-cell>
          <table:table-cell table:number-columns-repeated="3" table:style-name="ce88" office:value-type="string" calcext:value-type="string">
            <text:p>373+113+IAA+YC003</text:p>
          </table:table-cell>
          <table:table-cell table:number-columns-repeated="3" table:style-name="ce88" office:value-type="string" calcext:value-type="string">
            <text:p>373+349+YC003</text:p>
          </table:table-cell>
          <table:table-cell table:style-name="ce88" office:value-type="string" calcext:value-type="string">
            <text:p>22+OZ0151+YC003</text:p>
          </table:table-cell>
          <table:table-cell office:value-type="string" calcext:value-type="string">
            <text:p>22+OZ0151+YC003</text:p>
          </table:table-cell>
          <table:table-cell table:style-name="ce88" office:value-type="string" calcext:value-type="string">
            <text:p>22+OZ0151+YC003</text:p>
          </table:table-cell>
          <table:table-cell table:number-columns-repeated="3"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column table:style-name="co1" table:default-cell-style-name="ce88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373+YFP+YC003" calcext:value-type="string">
            <text:p>373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373+YFP+34" calcext:value-type="string">
            <text:p>373+YFP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373+YFP+YC003" calcext:value-type="string">
            <text:p>373+YFP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373+30+YC003" calcext:value-type="string">
            <text:p>373+30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373+32+IAA+YC003" calcext:value-type="string">
            <text:p>373+32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373+32+IAA+YC003" calcext:value-type="string">
            <text:p>373+32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373+113+IAA+YC003" calcext:value-type="string">
            <text:p>373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373+113+IAA+YC003" calcext:value-type="string">
            <text:p>373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373+YFP+YC003" calcext:value-type="string">
            <text:p>373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373+YFP+34" calcext:value-type="string">
            <text:p>373+YFP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373+YFP+YC003" calcext:value-type="string">
            <text:p>373+YFP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373+30+YC003" calcext:value-type="string">
            <text:p>373+30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373+32+IAA+YC003" calcext:value-type="string">
            <text:p>373+32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373+32+IAA+YC003" calcext:value-type="string">
            <text:p>373+32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373+113+IAA+YC003" calcext:value-type="string">
            <text:p>373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373+113+IAA+YC003" calcext:value-type="string">
            <text:p>373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373+YFP+YC003" calcext:value-type="string">
            <text:p>373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373+YFP+34" calcext:value-type="string">
            <text:p>373+YFP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373+YFP+YC003" calcext:value-type="string">
            <text:p>373+YFP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373+30+YC003" calcext:value-type="string">
            <text:p>373+30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373+32+IAA+YC003" calcext:value-type="string">
            <text:p>373+32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373+32+IAA+YC003" calcext:value-type="string">
            <text:p>373+32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373+113+IAA+YC003" calcext:value-type="string">
            <text:p>373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373+113+IAA+YC003" calcext:value-type="string">
            <text:p>373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373+32+113+IAA+YC003" calcext:value-type="string">
            <text:p>373+3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373+32+113+IAA+YC003" calcext:value-type="string">
            <text:p>373+3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373+27+YC003" calcext:value-type="string">
            <text:p>373+27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373+29+34" calcext:value-type="string">
            <text:p>373+29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373+31+34" calcext:value-type="string">
            <text:p>373+31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string" office:string-value="373+33+YC003" calcext:value-type="string">
            <text:p>373+3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string" office:string-value="373+348+YC003" calcext:value-type="string">
            <text:p>373+348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373+349+YC003" calcext:value-type="string">
            <text:p>373+349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373+32+113+IAA+YC003" calcext:value-type="string">
            <text:p>373+3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373+32+113+IAA+YC003" calcext:value-type="string">
            <text:p>373+3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373+27+YC003" calcext:value-type="string">
            <text:p>373+27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373+29+34" calcext:value-type="string">
            <text:p>373+29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373+31+34" calcext:value-type="string">
            <text:p>373+31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373+33+YC003" calcext:value-type="string">
            <text:p>373+3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373+348+YC003" calcext:value-type="string">
            <text:p>373+348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373+349+YC003" calcext:value-type="string">
            <text:p>373+349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373+32+113+IAA+YC003" calcext:value-type="string">
            <text:p>373+3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373+32+113+IAA+YC003" calcext:value-type="string">
            <text:p>373+3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373+27+YC003" calcext:value-type="string">
            <text:p>373+27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373+29+34" calcext:value-type="string">
            <text:p>373+29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373+31+34" calcext:value-type="string">
            <text:p>373+31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373+33+YC003" calcext:value-type="string">
            <text:p>373+3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373+348+YC003" calcext:value-type="string">
            <text:p>373+348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373+349+YC003" calcext:value-type="string">
            <text:p>373+349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373+351+YC003" calcext:value-type="string">
            <text:p>373+351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373+OZ0151+YC003" calcext:value-type="string">
            <text:p>373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22+YFP+YC003" calcext:value-type="string">
            <text:p>22+YFP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22+YFP+34" calcext:value-type="string">
            <text:p>22+YFP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22+27+YC003" calcext:value-type="string">
            <text:p>22+27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string" office:string-value="22+29+34" calcext:value-type="string">
            <text:p>22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22+351+YC003" calcext:value-type="string">
            <text:p>22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22+OZ0151+YC003" calcext:value-type="string">
            <text:p>22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373+351+YC003" calcext:value-type="string">
            <text:p>373+351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373+OZ0151+YC003" calcext:value-type="string">
            <text:p>373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22+YFP+YC003" calcext:value-type="string">
            <text:p>22+YFP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22+YFP+34" calcext:value-type="string">
            <text:p>22+YFP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22+27+YC003" calcext:value-type="string">
            <text:p>22+27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string" office:string-value="22+29+34" calcext:value-type="string">
            <text:p>22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string" office:string-value="22+351+YC003" calcext:value-type="string">
            <text:p>22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string" office:string-value="22+OZ0151+YC003" calcext:value-type="string">
            <text:p>22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373+351+YC003" calcext:value-type="string">
            <text:p>373+351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373+OZ0151+YC003" calcext:value-type="string">
            <text:p>373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22+YFP+YC003" calcext:value-type="string">
            <text:p>22+YFP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22+YFP+34" calcext:value-type="string">
            <text:p>22+YFP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22+27+YC003" calcext:value-type="string">
            <text:p>22+27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string" office:string-value="22+29+34" calcext:value-type="string">
            <text:p>22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string" office:string-value="22+351+YC003" calcext:value-type="string">
            <text:p>22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string" office:string-value="22+OZ0151+YC003" calcext:value-type="string">
            <text:p>22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25+YFP+YC003" calcext:value-type="string">
            <text:p>25+YFP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25+YFP+34" calcext:value-type="string">
            <text:p>25+YFP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25+351+YC003" calcext:value-type="string">
            <text:p>25+351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25+OZ0151+YC003" calcext:value-type="string">
            <text:p>25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25+27+YC003" calcext:value-type="string">
            <text:p>25+27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string" office:string-value="25+29+34" calcext:value-type="string">
            <text:p>25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string" office:string-value="b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string" office:string-value="35+34" calcext:value-type="string">
            <text:p>35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string" office:string-value="25+YFP+YC003" calcext:value-type="string">
            <text:p>25+YFP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string" office:string-value="25+YFP+34" calcext:value-type="string">
            <text:p>25+YFP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string" office:string-value="25+351+YC003" calcext:value-type="string">
            <text:p>25+351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string" office:string-value="25+OZ0151+YC003" calcext:value-type="string">
            <text:p>25+OZ01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string" office:string-value="25+27+YC003" calcext:value-type="string">
            <text:p>25+27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string" office:string-value="25+29+34" calcext:value-type="string">
            <text:p>25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string" office:string-value="b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string" office:string-value="35+34" calcext:value-type="string">
            <text:p>35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25+YFP+YC003" calcext:value-type="string">
            <text:p>25+YFP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25+YFP+34" calcext:value-type="string">
            <text:p>25+YFP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25+351+YC003" calcext:value-type="string">
            <text:p>25+351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string" office:string-value="25+OZ0151+YC003" calcext:value-type="string">
            <text:p>25+OZ0151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string" office:string-value="25+27+YC003" calcext:value-type="string">
            <text:p>25+27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string" office:string-value="25+29+34" calcext:value-type="string">
            <text:p>25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string" office:string-value="b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string" office:string-value="35+34" calcext:value-type="string">
            <text:p>35+3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0:53:17.4120439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8T09:45:35.990628975</meta:creation-date>
    <dc:date>2022-02-10T10:55:14.338102941</dc:date>
    <meta:editing-duration>PT9H6M17S</meta:editing-duration>
    <meta:editing-cycles>44</meta:editing-cycles>
    <meta:generator>LibreOffice/7.2.5.2.0$Linux_X86_64 LibreOffice_project/711f8d38e9451cd2fd39b6963d2a3fc166f04cb1</meta:generator>
    <meta:document-statistic meta:table-count="2" meta:cell-count="422" meta:object-count="0"/>
  </office:meta>
</office:document-meta>
</file>